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Miłość Twa Panie</text:span><text:span text:style-name="T1"><text:line-break/></text:span><text:span text:style-name="T1">Uskrzydla kształtuje</text:span><text:span text:style-name="T1"><text:line-break/></text:span><text:span text:style-name="T1">Z Tobą chcę chodzić</text:span><text:span text:style-name="T1"><text:line-break/></text:span><text:span text:style-name="T1">Oświetlasz mi dro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Uwiodłeś mnie Panie miłością swą</text:span><text:span text:style-name="T1"><text:line-break/></text:span><text:span text:style-name="T1">A ja dałem się uwieść, dałem się uwieś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Bo nikt nie ma większej miłości od tej</text:span><text:span text:style-name="T1"><text:line-break/></text:span><text:span text:style-name="T1">Gdy ktoś życie oddaje za swoich przyjació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Ty dałeś życie, Ty dałeś życ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14:23</meta:creation-date>
    <dc:date>2016-02-08T19:51:58.72</dc:date>
    <dc:language>pl-PL</dc:language>
    <meta:editing-cycles>44</meta:editing-cycles>
    <meta:editing-duration>PT46M18S</meta:editing-duration>
    <dc:creator>Woda Życia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